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getSqlStatements( String sql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troller.startDem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.product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.on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ler.initDB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on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